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List_20_Contents">
      <style:paragraph-properties fo:margin-left="0cm" fo:margin-right="0cm" fo:text-indent="0cm" style:auto-text-indent="false"/>
    </style:style>
    <style:style style:name="P2" style:family="paragraph" style:parent-style-name="List_20_Contents">
      <style:paragraph-properties fo:margin-left="0cm" fo:margin-right="0cm" fo:margin-top="0cm" fo:margin-bottom="0.499cm" fo:text-indent="0cm" style:auto-text-indent="false"/>
    </style:style>
    <style:style style:name="P3" style:family="paragraph" style:parent-style-name="List_20_Heading" style:master-page-name="">
      <style:paragraph-properties fo:margin-left="0cm" fo:margin-right="0cm" fo:text-indent="0cm" style:auto-text-indent="false" style:page-number="auto">
        <style:tab-stops/>
      </style:paragraph-properties>
    </style:style>
    <style:style style:name="P4" style:family="paragraph" style:parent-style-name="List_20_Heading">
      <style:text-properties fo:font-weight="bold"/>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fo:font-weight="bold"/>
    </style:style>
    <style:style style:name="P7" style:family="paragraph" style:parent-style-name="List_20_Contents">
      <style:paragraph-properties fo:margin-top="0cm" fo:margin-bottom="0.499cm"/>
    </style:style>
    <style:style style:name="P8" style:family="paragraph" style:parent-style-name="Preformatted_20_Text">
      <style:paragraph-properties fo:margin-top="0cm" fo:margin-bottom="0.499cm" fo:text-align="start" style:justify-single-word="false" style:writing-mode="lr-tb"/>
    </style:style>
    <style:style style:name="P9" style:family="paragraph" style:parent-style-name="Preformatted_20_Text">
      <style:paragraph-properties fo:text-align="start" style:justify-single-word="false" style:writing-mode="lr-tb"/>
    </style:style>
    <style:style style:name="P10" style:family="paragraph" style:parent-style-name="Standard">
      <style:text-properties fo:font-weight="bold" style:font-weight-asian="bold" style:font-weight-complex="bold"/>
    </style:style>
    <style:style style:name="P11"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Lucida Grande"/>
    </style:style>
    <style:style style:name="T6" style:family="text">
      <style:text-properties style:font-name="Thorndale A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Shell-Scripts</text:h>
      <text:p text:style-name="Standard">Shell Programmierung lebt vom Zusammenspiel vieler nützlicher Programme. </text:p>
      <text:p text:style-name="Standard">Es gibt Grundbefehle für die Shell, die bekannt sein müssen und es gibt unzählige Programme die Sie zusätzlich benutzen können, z.B. um Texte zu manipulieren, Bilder zu verändern oder Systemaufgaben durchzuführen.</text:p>
      <text:p text:style-name="Standard">Hier werden erst die grundlegenden Kommandos erklärt.</text:p>
      <text:p text:style-name="Standard"/>
      <text:h text:style-name="Heading_20_4" text:outline-level="4"><text:bookmark text:name="parameter"/>Kommandozeilen-Parameter:</text:h>
      <text:p text:style-name="P1">$0 <text:tab/>Name der Kommandoprozedur, die gerade ausgeführt wird </text:p>
      <text:p text:style-name="P1"><text:tab/>Name der aktiven Shell.</text:p>
      <text:p text:style-name="P1"/>
      <text:p text:style-name="P1"><text:span text:style-name="T1">$#</text:span> <text:tab/>Anzahl der Parameter</text:p>
      <text:p text:style-name="P1"/>
      <text:p text:style-name="P1"><text:span text:style-name="T1">$1 $2 $3 ...</text:span> $9<text:tab/>erster, zweiter, dritter ... Parameter </text:p>
      <text:p text:style-name="P4"/>
      <text:p text:style-name="P1"><text:span text:style-name="T1">$*</text:span> <text:tab/>steht für alle Kommandozeilen-Parameter ($1 $2 $3 ...) </text:p>
      <text:p text:style-name="List_20_Contents"/>
      <text:p text:style-name="List_20_Heading"><text:span text:style-name="T1">$@</text:span> <text:tab/>wie $* ($1 $2 $3 ...) </text:p>
      <text:p text:style-name="List_20_Contents"/>
      <text:p text:style-name="P1"><text:span text:style-name="T1">"$@"</text:span> <text:tab/>expandiert (im Unterschied zu "$*") zu: "$1" "$2" "$3" ... </text:p>
      <text:p text:style-name="P1"/>
      <text:p text:style-name="P1"><text:span text:style-name="T1">$$</text:span> <text:tab/>Prozeßnummer der Shell (nützlich, um eindeutige Namen für temporäre Dateien zu vergeben) </text:p>
      <text:p text:style-name="P1"/>
      <text:p text:style-name="P1"><text:span text:style-name="T1">$-</text:span> <text:tab/>steht für die aktuellen Shell-Optionen </text:p>
      <text:p text:style-name="P4"/>
      <text:p text:style-name="List_20_Heading"><text:span text:style-name="T1">$?</text:span> <text:tab/>gibt den Return-Code des zuletzt ausgeführten Kommandos an (0 bei erfolgreicher Ausführung) </text:p>
      <text:p text:style-name="P4"/>
      <text:p text:style-name="P2"><text:span text:style-name="T1">$!</text:span> <text:tab/>Prozeßnummer des zuletzt ausgeführten Hintergrund-Prozesses </text:p>
      <text:h text:style-name="Heading_20_4" text:outline-level="4">Beispiel:</text:h>
      <text:p text:style-name="Preformatted_20_Text">#!/bin/sh</text:p>
      <text:p text:style-name="Preformatted_20_Text"># Variablen</text:p>
      <text:p text:style-name="Preformatted_20_Text">echo Uebergabeparameter: $*</text:p>
      <text:p text:style-name="Preformatted_20_Text">echo user ist: $USER</text:p>
      <text:p text:style-name="Preformatted_20_Text">echo shell ist: $SHELL</text:p>
      <text:p text:style-name="Preformatted_20_Text">echo Parameter 1 ist: $1</text:p>
      <text:p text:style-name="Preformatted_20_Text">echo Prozedurname ist: $0</text:p>
      <text:p text:style-name="Preformatted_20_Text">echo Prozessnummer ist: $$</text:p>
      <text:p text:style-name="Preformatted_20_Text">echo Anzahl der Parameter ist: $#</text:p>
      <text:p text:style-name="Preformatted_20_Text">a=17.89 <text:s text:c="7"/># ohne Luecken am = Zeichen</text:p>
      <text:p text:style-name="P5">echo a ist $a</text:p>
      <text:h text:style-name="Heading_20_2" text:outline-level="2" text:is-list-header="true"><text:bookmark text:name="steuerung"/>Prozeßsteuerung</text:h>
      <text:h text:style-name="Heading_20_4" text:outline-level="4"><text:bookmark text:name="if"/>Bedingte Ausführung: if</text:h>
      <text:p text:style-name="Preformatted_20_Text"><text:span text:style-name="T1">if</text:span> <text:span text:style-name="T1">[</text:span> <text:span text:style-name="T3">bedingung</text:span> <text:span text:style-name="T1">]</text:span></text:p>
      <text:p text:style-name="Preformatted_20_Text"><text:s text:c="2"/><text:span text:style-name="T1">then</text:span> <text:span text:style-name="T3">kommandos1</text:span></text:p>
      <text:p text:style-name="Preformatted_20_Text"><text:soft-page-break/><text:s text:c="2"/><text:span text:style-name="T1">else</text:span> <text:span text:style-name="T3">kommandos2</text:span></text:p>
      <text:p text:style-name="P6">fi</text:p>
      <text:p text:style-name="Text_20_body"><text:span text:style-name="T3">Anmerkungen:</text:span> "fi" ist ein rückwärts geschriebenes "if", es bedeutet "end if" (diese Schreibweise ist eine besondere Eigenheit der Bourne Shell). Die "bedingung" entspricht der Syntax von <text:a xlink:type="simple" xlink:href="http://www.chemie.fu-berlin.de/htbin/man?test">test</text:a>, siehe auch weiter unten. Im if-Konstrukt kann der "else"-Zweig entfallen, andererseits ist eine Erweiterung durch einen oder mehrere "else if"-Zweige möglich, die hier "elif" heißen:</text:p>
      <text:p text:style-name="Preformatted_20_Text"><text:span text:style-name="T1">if</text:span> <text:span text:style-name="T1">[</text:span> <text:span text:style-name="T3">bedingung1</text:span> <text:span text:style-name="T1">]</text:span></text:p>
      <text:p text:style-name="Preformatted_20_Text"><text:s text:c="4"/><text:span text:style-name="T1">then</text:span> <text:span text:style-name="T3">kommandos1</text:span></text:p>
      <text:p text:style-name="Preformatted_20_Text"><text:s text:c="2"/><text:span text:style-name="T1">elif</text:span> <text:span text:style-name="T1">[</text:span> <text:span text:style-name="T3">bedingung2</text:span> <text:span text:style-name="T1">]</text:span></text:p>
      <text:p text:style-name="Preformatted_20_Text"><text:s text:c="4"/><text:span text:style-name="T1">then</text:span> <text:span text:style-name="T3">kommandos2</text:span></text:p>
      <text:p text:style-name="Preformatted_20_Text"><text:s text:c="2"/><text:span text:style-name="T1">else</text:span> <text:span text:style-name="T3">kommandos3</text:span></text:p>
      <text:p text:style-name="P6">fi</text:p>
      <text:p text:style-name="List_20_Heading">Die Formulierung </text:p>
      <text:p text:style-name="List_20_Contents"><text:span text:style-name="T1">if</text:span> <text:span text:style-name="T1">[</text:span> <text:span text:style-name="T3">bedingung</text:span> <text:span text:style-name="T1">]</text:span> </text:p>
      <text:p text:style-name="List_20_Heading">ist äquivalent zu </text:p>
      <text:p text:style-name="List_20_Contents"><text:span text:style-name="T1">if</text:span> <text:span text:style-name="T1">test</text:span> <text:span text:style-name="T3">bedingung</text:span> </text:p>
      <text:p text:style-name="List_20_Heading">Alternativ ist es möglich, den Erfolg eines Kommandos zu prüfen: </text:p>
      <text:p text:style-name="List_20_Contents"><text:span text:style-name="T1">if</text:span> <text:span text:style-name="T3">kommando</text:span> </text:p>
      <text:p text:style-name="P7">(beispielsweise liefert das Kommando "true" stets "wahr", das Kommando "false" hingegen "unwahr") </text:p>
      <text:h text:style-name="Heading_20_4" text:outline-level="4">Wichtige Vergleichsoperationen (test)</text:h>
      <text:p text:style-name="Text_20_body"><text:span text:style-name="T3">Hinweis:</text:span> Es ist unbedingt notwendig, dass alle Operatoren von Leerzeichen umgeben sind, sonst werden sie von der Shell nicht erkannt! (Das gilt auch für die Klammern.) </text:p>
      <text:h text:style-name="Heading_20_5" text:outline-level="5">Zeichenketten</text:h>
      <text:p text:style-name="List_20_Heading">"s1" = "s2" <text:tab/>wahr, wenn die Zeichenketten gleich sind </text:p>
      <text:p text:style-name="List_20_Heading">"s1" != "s2" <text:tab/>wahr, wenn die Zeichenketten ungleich sind </text:p>
      <text:p text:style-name="List_20_Heading">-z "s1" <text:tab/>wahr, wenn die Zeichenkette leer ist (Länge gleich Null) </text:p>
      <text:p text:style-name="List_20_Heading">-n "s1" <text:tab/>wahr, wenn die Zeichenkette nicht leer ist (Länge größer als Null) </text:p>
      <text:h text:style-name="Heading_20_5" text:outline-level="5">(Ganze) Zahlen</text:h>
      <text:p text:style-name="List_20_Heading">n1 -eq n2 <text:tab/>wahr, wenn die Zahlen gleich sind </text:p>
      <text:p text:style-name="List_20_Heading">n1 -ne n2 <text:tab/>wahr, wenn die Zahlen ungleich sind </text:p>
      <text:p text:style-name="List_20_Heading">n1 -gt n2 <text:tab/>wahr, wenn die Zahl n1 größer ist als n2 </text:p>
      <text:p text:style-name="List_20_Heading">n1 -ge n2 <text:tab/>wahr, wenn die Zahl n1 größer oder gleich n2 ist </text:p>
      <text:p text:style-name="List_20_Heading">n1 -lt n2 <text:tab/>wahr, wenn die Zahl n1 kleiner ist als n2 </text:p>
      <text:p text:style-name="List_20_Heading">n1 -le n2 <text:tab/>wahr, wenn die Zahl n1 kleiner oder gleich n2 ist </text:p>
      <text:h text:style-name="Heading_20_5" text:outline-level="5">Sonstiges</text:h>
      <text:p text:style-name="P1">! <text:tab/>Negation </text:p>
      <text:p text:style-name="List_20_Heading">-a <text:tab/>logisches "und" </text:p>
      <text:p text:style-name="List_20_Heading">-o <text:tab/>logisches "oder" (nichtexklusiv; -a hat eine höhere Priorität) </text:p>
      <text:p text:style-name="P3">\( ... \) <text:tab/>Runde Klammern dienen zur Gruppierung. Man beachte, daß sie durch einen vorangestellten <text:tab/>Backslash, \, geschützt werden müssen. </text:p>
      <text:p text:style-name="List_20_Heading">-f <text:span text:style-name="T3">filename<text:tab/></text:span>wahr, wenn die Datei existiert. (Weitere Optionen findet man in der man page zu <text:tab/><text:a xlink:type="simple" xlink:href="http://www.chemie.fu-berlin.de/htbin/man?test">test</text:a>) </text:p>
      <text:h text:style-name="Heading_20_4" text:outline-level="4">Beispiel:</text:h>
      <text:p text:style-name="Preformatted_20_Text">#!/bin/sh</text:p>
      <text:p text:style-name="Preformatted_20_Text"><text:soft-page-break/># Interaktive Eingabe, if-Abfrage</text:p>
      <text:p text:style-name="Preformatted_20_Text"># $USER ist eine Umgebungsvariable</text:p>
      <text:p text:style-name="Preformatted_20_Text">echo Hallo, $USER, alles in Ordnung?</text:p>
      <text:p text:style-name="Preformatted_20_Text">echo Ihre Antwort, n/j:</text:p>
      <text:p text:style-name="Preformatted_20_Text">read answer</text:p>
      <text:p text:style-name="Preformatted_20_Text">echo Ihre Antwort war: $answer</text:p>
      <text:p text:style-name="Preformatted_20_Text"># if [ "$answer" = "j" ]</text:p>
      <text:p text:style-name="Preformatted_20_Text">if [ "$answer" != "n" ]</text:p>
      <text:p text:style-name="Preformatted_20_Text"><text:s text:c="2"/>then echo ja</text:p>
      <text:p text:style-name="Preformatted_20_Text"><text:s text:c="2"/>else echo nein</text:p>
      <text:p text:style-name="P5">fi</text:p>
      <text:h text:style-name="Heading_20_3" text:outline-level="3"><text:bookmark text:name="case"/>Mehrfachentscheidung: case</text:h>
      <text:p text:style-name="Preformatted_20_Text"><text:span text:style-name="T1">case</text:span> <text:span text:style-name="T3">var</text:span> <text:span text:style-name="T1">in</text:span></text:p>
      <text:p text:style-name="Preformatted_20_Text"><text:s text:c="2"/><text:span text:style-name="T3">muster1</text:span><text:span text:style-name="T1">)</text:span> <text:span text:style-name="T3">kommandos1</text:span> <text:span text:style-name="T1">;;</text:span></text:p>
      <text:p text:style-name="Preformatted_20_Text"><text:s text:c="2"/><text:span text:style-name="T3">muster2</text:span><text:span text:style-name="T1">)</text:span> <text:span text:style-name="T3">kommandos2</text:span> <text:span text:style-name="T1">;;</text:span></text:p>
      <text:p text:style-name="Preformatted_20_Text"><text:s text:c="2"/><text:span text:style-name="T1">*)</text:span> <text:span text:style-name="T3">default-kommandos</text:span> <text:span text:style-name="T1">;;</text:span></text:p>
      <text:p text:style-name="P6">esac</text:p>
      <text:p text:style-name="Text_20_body"><text:span text:style-name="T3">Anmerkungen:</text:span> "esac" ist ein rückwärts geschriebenes "case", es bedeutet "end case". Die einzelnen Fälle werden durch die Angabe eines Musters festgelegt, "muster)", und durch ein doppeltes Semikolon abgeschlossen. (Ein einfaches Semikolon dient als Trennzeichen für Kommandos, die auf derselben Zeile stehen.) Das Muster "*)" wirkt als "default", es deckt alle verbleibenden Fälle ab; die Verwendung des default-Zweiges ist optional. </text:p>
      <text:h text:style-name="Heading_20_4" text:outline-level="4">Beispiel:</text:h>
      <text:p text:style-name="Preformatted_20_Text">#!/bin/sh</text:p>
      <text:p text:style-name="Preformatted_20_Text"># Interaktive Eingabe, Mehrfachentscheidung (case)</text:p>
      <text:p text:style-name="Preformatted_20_Text">echo Alles in Ordnung?</text:p>
      <text:p text:style-name="Preformatted_20_Text">echo Ihre Antwort:</text:p>
      <text:p text:style-name="Preformatted_20_Text">read answer</text:p>
      <text:p text:style-name="Preformatted_20_Text">echo Ihre Antwort war: $answer</text:p>
      <text:p text:style-name="Preformatted_20_Text">case $answer in</text:p>
      <text:p text:style-name="Preformatted_20_Text"><text:s text:c="2"/>j*|J*|y*|Y*) echo jawohl ;;</text:p>
      <text:p text:style-name="Preformatted_20_Text"><text:s text:c="2"/>n*|N*) echo nein, ueberhaupt nicht! ;;</text:p>
      <text:p text:style-name="Preformatted_20_Text"><text:s text:c="2"/>*) echo das war wohl nichts ;;</text:p>
      <text:p text:style-name="P5">esac</text:p>
      <text:h text:style-name="Heading_20_3" text:outline-level="3"><text:bookmark text:name="for"/>Schleife: for</text:h>
      <text:p text:style-name="Preformatted_20_Text"><text:span text:style-name="T1">for</text:span> <text:span text:style-name="T3">i</text:span> <text:span text:style-name="T1">in</text:span> <text:span text:style-name="T3">par1 par2 par3 ...</text:span></text:p>
      <text:p text:style-name="Preformatted_20_Text"><text:s text:c="2"/><text:span text:style-name="T1">do</text:span> <text:span text:style-name="T3">kommandos</text:span></text:p>
      <text:p text:style-name="P6">done</text:p>
      <text:p text:style-name="Text_20_body"><text:span text:style-name="T3">Anmerkungen:</text:span> Die for-Schleife in der Bourne Shell unterscheidet sich von der for-Schleife in üblichen Programmiersprachen dadurch, daß nicht automatisch eine Laufzahl erzeugt wird. Der Schleifenvariablen werden sukzessive die Parameter zugewiesen, die hinter "in" stehen. (Die Angabe "for i in $*" kann durch "for i" abgekürzt werden.) </text:p>
      <text:h text:style-name="Heading_20_4" text:outline-level="4">Beispiel:</text:h>
      <text:p text:style-name="Preformatted_20_Text">#!/bin/sh</text:p>
      <text:p text:style-name="Preformatted_20_Text"># Schleifen: for</text:p>
      <text:p text:style-name="Preformatted_20_Text">echo Uebergabeparameter: $*</text:p>
      <text:p text:style-name="Preformatted_20_Text"># for i</text:p>
      <text:p text:style-name="Preformatted_20_Text">for i in $*</text:p>
      <text:p text:style-name="Preformatted_20_Text"><text:s text:c="2"/>do echo Hier steht: $i</text:p>
      <text:p text:style-name="P5"><text:soft-page-break/>done</text:p>
      <text:h text:style-name="Heading_20_3" text:outline-level="3"><text:bookmark text:name="while"/>Schleife: while und until</text:h>
      <text:p text:style-name="Preformatted_20_Text"><text:span text:style-name="T1">while</text:span> <text:span text:style-name="T1">[</text:span> <text:span text:style-name="T3">bedingung</text:span> <text:span text:style-name="T1">]</text:span></text:p>
      <text:p text:style-name="Preformatted_20_Text"><text:s text:c="2"/><text:span text:style-name="T1">do</text:span> <text:span text:style-name="T3">kommandos</text:span></text:p>
      <text:p text:style-name="P6">done</text:p>
      <text:p text:style-name="Preformatted_20_Text"><text:span text:style-name="T1">until</text:span> <text:span text:style-name="T1">[</text:span> <text:span text:style-name="T3">bedingung</text:span> <text:span text:style-name="T1">]</text:span></text:p>
      <text:p text:style-name="Preformatted_20_Text"><text:s text:c="2"/><text:span text:style-name="T1">do</text:span> <text:span text:style-name="T3">kommandos</text:span></text:p>
      <text:p text:style-name="P6">done</text:p>
      <text:p text:style-name="Text_20_body"><text:span text:style-name="T3">Anmerkung:</text:span> Bei "while" erfolgt die Prüfung der Bedingung vor der Abarbeitung der Schleife, bei "until" erst danach. (Anstelle von "[ <text:span text:style-name="T3">bedingung</text:span> ]" oder "test <text:span text:style-name="T3">bedingung</text:span>" kann allgemein ein Kommando stehen, dessen Return-Code geprüft wird; vgl. die Ausführungen zu <text:a xlink:type="simple" xlink:href="http://www.chemie.fu-berlin.de/chemnet/general/topics/scripts_sh.html#if">"if"</text:a>.) x</text:p>
      <text:h text:style-name="Heading_20_4" text:outline-level="4">Beispiel:</text:h>
      <text:p text:style-name="Preformatted_20_Text">#!/bin/sh</text:p>
      <text:p text:style-name="Preformatted_20_Text"># Schleifen: while</text:p>
      <text:p text:style-name="Preformatted_20_Text"># mit Erzeugung einer Laufzahl</text:p>
      <text:p text:style-name="Preformatted_20_Text">i=1</text:p>
      <text:p text:style-name="Preformatted_20_Text">while [ $i -le 5 ]</text:p>
      <text:p text:style-name="Preformatted_20_Text">do</text:p>
      <text:p text:style-name="Preformatted_20_Text"><text:s text:c="2"/>echo $i</text:p>
      <text:p text:style-name="Preformatted_20_Text"><text:s text:c="2"/>i=`expr $i + 1`</text:p>
      <text:p text:style-name="P5">done</text:p>
      <text:p text:style-name="Text_20_body"><text:bookmark text:name="literatur"/></text:p>
      <text:h text:style-name="Heading_20_3" text:outline-level="3"/>
      <text:h text:style-name="Heading_20_3" text:outline-level="3">Globale und lokale Variablen, Umgebungsvariablen</text:h>
      <text:p text:style-name="Standard"/>
      <text:p text:style-name="Standard">Es gibt Variablen, die in der Shell definiert sind. Eine Variable gilt als global, wenn sie beim Start eines Kommandos oder Shellprogramms weitergegeben wird, diesem also auch zur Verfügung steht. Globale Variablen werden auch als Umgebungsvariablen (environment variables) bezeichnet.</text:p>
      <text:p text:style-name="Standard"/>
      <text:p text:style-name="Standard">Alle Variablen, die durch eine Zuweisung definiert werden sind lokal. Global werden siese Variablen erst durch den Aufruf <text:span text:style-name="T4">export</text:span> oder <text:span text:style-name="T4">declare -x</text:span>.</text:p>
      <text:p text:style-name="Standard"/>
      <text:p text:style-name="Standard">Zur Variablenverwaltung innerhalb der Shell existieren zahlreiche Kommandos.</text:p>
      <text:p text:style-name="Standard"/>
      <text:p text:style-name="Standard">Definition einer lokalen Variablen:</text:p>
      <text:p text:style-name="Standard">a=3</text:p>
      <text:p text:style-name="Standard">declare a=3</text:p>
      <text:p text:style-name="Standard">let a=3</text:p>
      <text:p text:style-name="Standard">lokal a=3</text:p>
      <text:p text:style-name="Standard"/>
      <text:p text:style-name="Standard">Definition einer globalen Variablen:</text:p>
      <text:p text:style-name="Standard">export a (a wurde vorher lokal definiert)</text:p>
      <text:p text:style-name="Standard">export a=3</text:p>
      <text:p text:style-name="Standard">declare -x a=3</text:p>
      <text:p text:style-name="Standard"/>
      <text:p text:style-name="Standard">Anzeigen aller globalen Variablen:</text:p>
      <text:p text:style-name="Standard"><text:soft-page-break/>export</text:p>
      <text:p text:style-name="Standard">printenv</text:p>
      <text:p text:style-name="Standard"/>
      <text:p text:style-name="Standard">Anzeigen aller Variablen:</text:p>
      <text:p text:style-name="Standard">set</text:p>
      <text:p text:style-name="Standard">Löschen einer Variabeln:</text:p>
      <text:p text:style-name="Standard">unset <text:s/>a</text:p>
      <text:p text:style-name="Standard"/>
      <text:p text:style-name="Standard"/>
      <text:p text:style-name="Standard"/>
      <text:p text:style-name="Standard">Es gibt einige nützliche Variablen:</text:p>
      <text:p text:style-name="Standard"/>
      <text:p text:style-name="Standard">USER <text:tab/><text:tab/>Der aktuelle Benutzer</text:p>
      <text:p text:style-name="Standard">DISPLAY <text:tab/>Gesetztes Display für X-Applikationen</text:p>
      <text:p text:style-name="Standard">HOME <text:tab/>Homeverzeichnis des aktuellen Benutzers</text:p>
      <text:p text:style-name="Standard">HOST <text:tab/><text:tab/>Hostname</text:p>
      <text:p text:style-name="Standard">INFOPATH<text:tab/>Pfad in welchem die Info-Seiten gesucht werden</text:p>
      <text:p text:style-name="Standard">MANPATH<text:tab/>Pfad in welchem die Manualpages gesucht werden</text:p>
      <text:p text:style-name="Standard">PATH<text:tab/><text:tab/>Pfad, in welchem ausführbare Programme gesucht werden</text:p>
      <text:p text:style-name="Standard">PWD<text:tab/><text:tab/>Aktuelles Verzeichnis</text:p>
      <text:p text:style-name="Standard">SHELL<text:tab/>Welche Shell am laufen ist</text:p>
      <text:p text:style-name="Standard">TMPDIR<text:tab/>Pfad des temporären Verzeichnisses, zum Speichern von temporären Dateien</text:p>
      <text:p text:style-name="Standard">OLDPWD<text:tab/>enthält den Pfad des zuletzt aktiven Verzeichnisses</text:p>
      <text:p text:style-name="Standard">PS1<text:tab/><text:tab/>Zeichenkette, deren Inhalt am Beginn jeder Eingabezeile angezeigt wird (Prompt)</text:p>
      <text:p text:style-name="Standard"><text:tab/><text:tab/>Gültige Zeichenkombinationen darin: \t <text:s/>Zeit, \d Datum, \w Aktuelles Verzeichnis, <text:tab/><text:tab/>\W letzer Teil des aktuellen Verzeichnisses, \u Username, \h Hostname, \$ <text:tab/><text:tab/><text:tab/>Promptzeichen</text:p>
      <text:p text:style-name="Standard">PS2<text:tab/><text:tab/>Promptab der 2. Zeile</text:p>
      <text:p text:style-name="Standard"/>
      <text:p text:style-name="Standard"/>
      <text:p text:style-name="Standard">KDE, Gnome und auch andere Laufzeitumgebungen setzen ihre eigenen Umgebungsvariablen.</text:p>
      <text:p text:style-name="Standard"/>
      <text:p text:style-name="Standard">Undefinierung von PATH:</text:p>
      <text:p text:style-name="Standard">export PATH=.:$PATH</text:p>
      <text:p text:style-name="Standard">dann beinhaltet PATH auch das aktuelle Verzeichnis.</text:p>
      <text:p text:style-name="Standard"/>
      <text:p text:style-name="Standard">Anmerkung zu den Anführungsstrichen:</text:p>
      <text:p text:style-name="Standard">Das einfach Anführungszeichen ´</text:p>
      <text:p text:style-name="Standard">Zwischen den einfachen Anführungszeichen wird nichts interpetiert, sondern nur als Text genommen:</text:p>
      <text:p text:style-name="Standard">Beispiel:</text:p>
      <text:p text:style-name="Standard">grep ´Hans Muster´ text (Leerzeichen wird nicht als Trenner der Arguments verwendet)</text:p>
      <text:p text:style-name="Standard">echo ´$USER´ <text:s/>(Ausgabe: $USER, nicht der inhalt der Variablen)</text:p>
      <text:p text:style-name="Standard"/>
      <text:p text:style-name="Standard">Das doppelte Anführungszeichen“</text:p>
      <text:p text:style-name="Standard">Das doppelte Anführungszeichen behandelt den Text dazwischen auch nur als Text mit folgenden Ausnahmen:</text:p>
      <text:p text:style-name="Standard">$, `. \ (Dollar, umgekehrtes Anführungszeichen und Backslash werden nicht ignoriert, sondern ausgeführt. </text:p>
      <text:p text:style-name="Standard">Beispiel:</text:p>
      <text:p text:style-name="Standard">echo „$USER“ (Ausgabe:<text:span text:style-name="T4"> benutzername</text:span>)</text:p>
      <text:p text:style-name="Standard"/>
      <text:p text:style-name="Standard">x=*</text:p>
      <text:p text:style-name="Standard">echo $x (gibt die Dateinamen des aktuellen Verzeichnisses aus)</text:p>
      <text:p text:style-name="Standard"><text:soft-page-break/>echo ´$x´ (Ausgabe: $x)</text:p>
      <text:p text:style-name="Standard">echo „$x“ (Ausgabe: *)</text:p>
      <text:p text:style-name="Standard"/>
      <text:p text:style-name="Standard"/>
      <text:p text:style-name="Standard"/>
      <text:p text:style-name="Standard">Der umgekehrte Schrägstrich (Backslash) <text:s/>\</text:p>
      <text:p text:style-name="Standard">Der Backslash entspricht den einfachen Anführungszeichen um ein Zeichen herum, er gilt nur für das nachfolgende Zeichen. </text:p>
      <text:p text:style-name="Standard">Ausnahmen: Er hebt die Sonderbedeutung von manchen Zeichen auf.</text:p>
      <text:p text:style-name="Standard">Beispiel:</text:p>
      <text:p text:style-name="Standard">echo &gt; (Die Shell gibt einen Fehler aus, weil die Ausgabedatei fehlt)</text:p>
      <text:p text:style-name="Standard">echo \&gt; (Ausgabe: &gt;)</text:p>
      <text:p text:style-name="Standard"/>
      <text:p text:style-name="Standard"/>
      <text:p text:style-name="Standard">Das umgekehrte einfache Anführungszeichen` (Backquote)</text:p>
      <text:p text:style-name="Standard">Das Backquote-Zeichen weist die Shell an, den in den Anführungszeichen stehenden Befehl auszuführen.</text:p>
      <text:p text:style-name="Standard"/>
      <text:p text:style-name="Standard">Beispiel:</text:p>
      <text:p text:style-name="Standard">echo Das aktuelle Datum und die aktuelle Uhrzeit ist: `date`</text:p>
      <text:p text:style-name="Standard"/>
      <text:p text:style-name="Standard">echo „Es sind folgene Benutzer `who | sort` eingeloggt!“</text:p>
      <text:p text:style-name="Standard"/>
      <text:p text:style-name="Standard"/>
      <text:p text:style-name="Standard"/>
      <text:h text:style-name="Heading_20_4" text:outline-level="4">Beispiele für Scripts:</text:h>
      <text:p text:style-name="Standard">#!/bin/sh</text:p>
      <text:p text:style-name="P9"># Begruessungsprogramm</text:p>
      <text:p text:style-name="P9">tageszeit=`date +%H`</text:p>
      <text:p text:style-name="P9">if [ $tageszeit -lt 10 ]; then</text:p>
      <text:p text:style-name="P9"><text:s text:c="2"/>echo "Guten Morgen."</text:p>
      <text:p text:style-name="P9">else</text:p>
      <text:p text:style-name="P9"><text:s text:c="2"/>echo "Guten Tag."</text:p>
      <text:p text:style-name="P8">fi</text:p>
      <text:p text:style-name="P9"/>
      <text:p text:style-name="Standard"/>
      <text:p text:style-name="Standard">#!/bin/sh</text:p>
      <text:p text:style-name="Standard">#Anwendertest- feststellen, ob ein bestimmter User eingeloggt ist</text:p>
      <text:p text:style-name="Standard">user=“$1“</text:p>
      <text:p text:style-name="Standard">who | grep „$user“</text:p>
      <text:p text:style-name="Standard">if <text:span text:style-name="T5">[</text:span><text:span text:style-name="T6"> $? </text:span><text:span text:style-name="T5">]</text:span></text:p>
      <text:p text:style-name="Standard">then</text:p>
      <text:p text:style-name="Standard"><text:tab/>echo „$user ist eingeloggt“</text:p>
      <text:p text:style-name="Standard">fi</text:p>
      <text:p text:style-name="Standard"/>
      <text:p text:style-name="Standard"/>
      <text:p text:style-name="P10">Fehlersuche in Bash-Scripts:</text:p>
      <text:p text:style-name="Standard">Die Scripts erlauben auch ein Debugging so dass die Fehlersuche leichter wird.</text:p>
      <text:p text:style-name="Standard">Dazu wird mit Hilfe von Set der Modus eingeschaltet am Anfang des Scripts</text:p>
      <text:p text:style-name="Standard"><text:span text:style-name="T2">set -x </text:span><text:s/>zum Einschalten des X-Trace Modus, dabei wird jede Zeile nach ihrer Expansion und vor der Ausführung ausgegeben, Expansion bedeutet die Shell löst die <text:line-break/>Wildcars auf und ersetzt sie durch den Wert.</text:p>
      <text:p text:style-name="Standard"><text:span text:style-name="T2">set -v</text:span> setzt den Verbose Mode, hier wird jeder ausgeführte Befehl nochmal ausgegeben.</text:p>
      <text:p text:style-name="Standard"><text:soft-page-break/><text:span text:style-name="T2">set -n</text:span> führt einen Syntaxcheck durch ohne das Script auszuführen, dieser Modus wird bei interaktiven Shells ignoriert.</text:p>
      <text:p text:style-name="Standard"/>
      <text:p text:style-name="Standard">Abgeschalten wird der Modus am Ende des Scripts mit </text:p>
      <text:p text:style-name="P10">set -</text:p>
      <text:p text:style-name="Standard"/>
      <text:p text:style-name="Standard">Alle Variablen können mit echo ausgegeben werden im Script, um nachzuvollziehen, welchen Wert sie im Moment haben.</text:p>
      <text:p text:style-name="Standard"/>
      <text:p text:style-name="Standard"/>
      <text:p text:style-name="Standard"/>
      <text:p text:style-name="P10"/>
      <text:p text:style-name="P10">Aufgaben:</text:p>
      <text:p text:style-name="Standard">Ändern Sie das Begrüßungsprogramm so, dass es auch noch Schönen Abend und <text:s/>Gute Nacht wünscht.</text:p>
      <text:p text:style-name="Standard"/>
      <text:p text:style-name="Standard"/>
      <text:p text:style-name="Standard">Programmieren Sie ein Script welches Sie abhängig vom Wochentag anders begrüßt, Z.B. am Freitag „schönes Wochenende“ wünscht. Am Montag eine Schöne Woche.</text:p>
      <text:p text:style-name="Standard"/>
      <text:p text:style-name="Standard"/>
      <text:p text:style-name="Standard">Machen Sie ein Script, welches eine Reihe ausgibt. Das Script soll die ersten paar Zahlen ausgeben und dann den Benutzer fragen, ob der die nächsten 5 sehen will. <text:s/>Die Berechnung der Reihe können Sie sich selbst überlegen.</text:p>
      <text:p text:style-name="Standard"/>
      <text:p text:style-name="Standard">Programmieren Sie ein Script,welches feststellt wie viele User auf der Maschine eingeloggt sind.</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font-name-asian="Albany AMT1" style:font-size-asian="12pt" style:language-asian="de" style:country-asian="DE" style:font-name-complex="Albany AMT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2" style:display-name="Heading 2" style:family="paragraph" style:parent-style-name="Heading" style:next-style-name="Text_20_body" style:default-outline-level="2" style:class="text">
      <style:text-properties style:font-name="Thorndale AMT" fo:font-size="18pt" fo:font-weight="bold" style:font-name-asian="Albany AMT1" style:font-size-asian="18pt" style:font-weight-asian="bold" style:font-name-complex="Albany AMT1" style:font-size-complex="18pt" style:font-weight-complex="bold"/>
    </style:style>
    <style:style style:name="Heading_20_3" style:display-name="Heading 3" style:family="paragraph" style:parent-style-name="Heading" style:next-style-name="Text_20_body" style:default-outline-level="3" style:class="text">
      <style:text-properties style:font-name="Thorndale AMT" fo:font-size="14pt" fo:font-weight="bold" style:font-name-asian="Albany AMT1" style:font-size-asian="14pt" style:font-weight-asian="bold" style:font-name-complex="Albany AMT1" style:font-size-complex="14pt" style:font-weight-complex="bold"/>
    </style:style>
    <style:style style:name="Heading_20_4" style:display-name="Heading 4" style:family="paragraph" style:parent-style-name="Heading" style:next-style-name="Text_20_body" style:default-outline-level="4" style:class="text">
      <style:text-properties style:font-name="Thorndale AMT" fo:font-size="12pt" fo:font-weight="bold" style:font-name-asian="Albany AMT1" style:font-size-asian="12pt" style:font-weight-asian="bold" style:font-name-complex="Albany AMT1" style:font-size-complex="12pt" style:font-weight-complex="bold"/>
    </style:style>
    <style:style style:name="Heading_20_5" style:display-name="Heading 5" style:family="paragraph" style:parent-style-name="Heading" style:next-style-name="Text_20_body" style:default-outline-level="5" style:class="text">
      <style:text-properties style:font-name="Thorndale AMT" fo:font-size="10pt" fo:font-weight="bold" style:font-name-asian="Albany AMT1" style:font-size-asian="10pt" style:font-weight-asian="bold" style:font-name-complex="Albany AMT1" style:font-size-complex="10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2-11T09:42:51</meta:creation-date>
    <dc:date>2013-02-27T08:29:10</dc:date>
    <dc:language>de-DE</dc:language>
    <meta:editing-cycles>14</meta:editing-cycles>
    <meta:editing-duration>PT28H09M31S</meta:editing-duration>
    <dc:creator>Claudia Zinser</dc:creator>
    <meta:document-statistic meta:table-count="0" meta:image-count="0" meta:object-count="0" meta:page-count="7" meta:paragraph-count="227" meta:word-count="1509" meta:character-count="10035"/>
    <meta:user-defined meta:name="Info 1"/>
    <meta:user-defined meta:name="Info 2"/>
    <meta:user-defined meta:name="Info 3"/>
    <meta:user-defined meta:name="Info 4"/>
  </office:meta>
</office:document-meta>
</file>